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, 'MS Sans Serif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1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2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font-style="italic" fo:background-color="transparent" style:font-style-asian="italic" style:font-style-complex="italic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9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0" style:family="paragraph" style:parent-style-name="Heading_20_2">
      <style:paragraph-properties fo:margin-left="0.746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en" fo:country="US" fo:background-color="transparent"/>
    </style:style>
    <style:style style:name="P21" style:family="paragraph" style:parent-style-name="Heading_20_1">
      <style:paragraph-properties fo:text-align="justify" style:justify-single-word="false" fo:break-before="page" fo:background-color="transparent">
        <style:background-image/>
      </style:paragraph-properties>
      <style:text-properties style:use-window-font-color="true" fo:background-color="transparen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0pt" fo:language="ru" fo:country="RU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style:use-window-font-color="true" fo:background-color="transparent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09</text:span></text:p>
        </draw:text-box>
      </draw:frame>
      <text:p text:style-name="P14">ZX Evolution</text:p>
      <text:p text:style-name="P6">Аварийное восстановление <text:span text:style-name="T6">Flash-ROM</text:span></text:p>
      <text:p text:style-name="P8">(<text:date style:data-style-name="N5036" text:date-value="2010-01-03T17:36:54.15" text:fixed="true">03.01.2010</text:date>)</text:p>
      <text:p text:style-name="P7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3"><text:s/>1.1 Назначение<text:tab/>2</text:p>
          <text:p text:style-name="P13"><text:s/>1.2 HOWTO<text:tab/>2</text:p>
        </text:index-body>
      </text:table-of-content>
      <text:list xml:id="list38601608" text:style-name="L1">
        <text:list-header>
          <text:p text:style-name="P15"/>
        </text:list-header>
      </text:list>
      <text:h text:style-name="P21" text:outline-level="1"/>
      <text:h text:style-name="P19" text:outline-level="2">Назначение</text:h>
      <text:p text:style-name="P11">Конфигурация «<office:annotation>
     <dc:creator>Неизвестный автор</dc:creator>
     <dc:date>2010-01-03T18:47:19.73</dc:date>
     <text:p text:style-name="P22"><text:span text:style-name="T8">Придумать название</text:span></text:p>
    </office:annotation>Флэшер»<text:span text:style-name="T6"> </text:span>предназначен для первичного программирования или аварийного восстановления содержимого <text:span text:style-name="T6">Flash-ROM</text:span> компьютера <text:s/><text:span text:style-name="T6">ZX Evolution.</text:span></text:p>
      <text:p text:style-name="P11">Официальные конфигурации и прошивки ZX Evolution доступны с сайта разработчика (<text:a xlink:type="simple" xlink:href="http://www.nedopc.com/">www.nedopc.com</text:a>). Но возможна загрузка альтернативных прошивок от других разработчиков.</text:p>
      <text:p text:style-name="P12">Ознакомьтесь с документом «<text:span text:style-name="T6">ZX Evolution</text:span>. Обновление прошивок<text:span text:style-name="T5">.»</text:span></text:p>
      <text:h text:style-name="P20" text:outline-level="2">HOWTO</text:h>
      <text:p text:style-name="P10"><text:span text:style-name="T7">В корневую директорию на SD-карточке (MMC-карточки не поддерживаются), отформатированную в FAT12, FAT16 или FAT32, запишите конфигурацию «Флешер» (файл ZXEVO_FW.BIN) и zx-прошивку (файл ZXEVO.ROM).</text:span></text:p>
      <text:p text:style-name="P10">Установите <text:span text:style-name="T6">SD</text:span>-карточку<text:span text:style-name="T7"> в картодержатель на плате ZX Evo.</text:span></text:p>
      <text:p text:style-name="P16">Удерживая нажатой кнопку SoftReset, включите питание компьютера (или кратковременно нажмите HardReset, если компьютер уже включен).</text:p>
      <text:p text:style-name="P11">Процесс программирования никак не отображается на экране. Об ошибках можно судить по зелёному светодиоду и сигналу бипера. Количество сигналов бипера указывает на одну из возможных проблем:</text:p>
      <text:list xml:id="list38601212" text:style-name="L2">
        <text:list-item>
          <text:p text:style-name="P18">1 сигнал - не обнаружена SD-карта;</text:p>
        </text:list-item>
        <text:list-item>
          <text:p text:style-name="P18">2 сигнала - ошибка чтения сектора;</text:p>
        </text:list-item>
        <text:list-item>
          <text:p text:style-name="P18">3 сигнала - не найдена файловая система на SD-карте;</text:p>
        </text:list-item>
        <text:list-item>
          <text:p text:style-name="P18">4 сигнала - не найден файл прошивки;</text:p>
        </text:list-item>
        <text:list-item>
          <text:p text:style-name="P18">5 сигналов - файл прошивки повреждён.</text:p>
        </text:list-item>
        <text:list-item>
          <text:p text:style-name="P18">6 сигналов - файл прошивки больше 512Кб.</text:p>
        </text:list-item>
      </text:list>
      <text:p text:style-name="P11">При удачной загрузке конфигурации, бипер молчит, а зелёный светодиод светится постоянно.</text:p>
      <text:p text:style-name="P9">Нажмите кнопку SoftReset.</text:p>
      <text:p text:style-name="P9">Светодиод горит вполнакала - Flash-ROM стирается.</text:p>
      <text:p text:style-name="P9">Светодиод мигает - в Flash-ROM записывается прошивка.</text:p>
      <text:p text:style-name="P9">Светодиод погас - запись завершена.</text:p>
      <text:p text:style-name="P9">Установите SD-карточку с файлом базовой конфигурацией. Удерживая нажатой кнопку SoftReset, кратковременно нажмите HardReset.</text:p>
      <text:p text:style-name="P9">Через несколько секунд компьютер загрузиться уже с новой прошивкой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, 'MS Sans Serif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<text:span text:style-name="MT1">n</text:span><text:span text:style-name="MT2">.</text:span><text:span text:style-name="MT1"> </text:span><text:span text:style-name="MT2">Аварийное восстановление </text:span><text:span text:style-name="MT1">Flash-ROM</text:span><text:span text:style-name="MT3">.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3T18:52:58.46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0" meta:object-count="0" meta:page-count="2" meta:paragraph-count="30" meta:word-count="237" meta:character-count="1798"/>
  </office:meta>
</office:document-meta>
</file>